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d27" officeooo:paragraph-rsid="00118d2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4</text:p>
      <text:p text:style-name="P1">Se conecta a la carpeta home de alumno1</text:p>
      <text:p text:style-name="P1">Se puede mover por el sistema de archivos</text:p>
      <text:p text:style-name="P1">Puedo descargar archivos</text:p>
      <text:p text:style-name="P1">No puedo añadir archivos</text:p>
      <text:p text:style-name="P1">No puedo crear carpetas</text:p>
      <text:p text:style-name="P1"/>
      <text:p text:style-name="P1">Ej5</text:p>
      <text:p text:style-name="P1">Se conecta a la carpeta home del usuario</text:p>
      <text:p text:style-name="P1">Se puede mover por el sistema de archivos</text:p>
      <text:p text:style-name="P1">Puedo descargar archivos</text:p>
      <text:p text:style-name="P1">No puedo añadir archivos</text:p>
      <text:p text:style-name="P1">No puedo crear carpetas</text:p>
      <text:p text:style-name="P1"/>
      <text:p text:style-name="P1">Ej6</text:p>
      <text:p text:style-name="P1">Se conecta a la carpeta /</text:p>
      <text:p text:style-name="P1">No se puede mover por el sistema de archivos</text:p>
      <text:p text:style-name="P1">No <text:span text:style-name="T2">puedo</text:span> descargar archivos</text:p>
      <text:p text:style-name="P1">No puedo añadir archivos</text:p>
      <text:p text:style-name="P1">No puedo crear carpetas</text:p>
      <text:p text:style-name="P1"/>
      <text:p text:style-name="P1">Ej7</text:p>
      <text:p text:style-name="P1">El cliente se desconecta del servido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52:03.121004320</meta:creation-date>
    <dc:date>2024-11-12T19:27:07.470986193</dc:date>
    <meta:editing-duration>PT24M54S</meta:editing-duration>
    <meta:editing-cycles>1</meta:editing-cycles>
    <meta:document-statistic meta:table-count="0" meta:image-count="0" meta:object-count="0" meta:page-count="1" meta:paragraph-count="20" meta:word-count="91" meta:character-count="495" meta:non-whitespace-character-count="424"/>
    <meta:generator>LibreOffice/7.3.7.2$Linux_X86_64 LibreOffice_project/30$Build-2</meta:generator>
  </office:meta>
</office:document-meta>
</file>